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138cm" svg:height="13.067cm" svg:x="3.362cm" svg:y="3cm">
          <draw:text-box>
            <text:p>7 年 人教版英 上 级 语 unit 4</text:p>
            <text:p/>
            <text:p/>
            <text:p>table / desk / dining table / computer desk</text:p>
            <text:p/>
            <text:p>hat / glove / scarf / jacket / pants / jeans / shoe / socks</text:p>
            <text:p/>
            <text:p>head / face / nose / mouth / neck / arm / hand / leg / foot</text:p>
            <text:p/>
            <text:p>plane / train / car / bus / boat / ship</text:p>
            <text:p/>
            <text:p>chair / stool / bench</text:p>
            <text:p/>
            <text:p>I thought …</text:p>
            <text:p/>
            <text:p>I knew that. 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9M37S</meta:editing-duration>
    <meta:editing-cycles>11</meta:editing-cycles>
    <meta:generator>OpenOffice/4.1.15$Win32 OpenOffice.org_project/4115m2$Build-9813</meta:generator>
    <dc:date>2025-11-08T08:15:03.22</dc:date>
    <dc:creator>Eric Zhang</dc:creator>
    <meta:document-statistic meta:object-count="24"/>
  </office:meta>
</office:document-meta>
</file>